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  <style:text-properties fo:font-weight="normal" style:font-weight-asian="normal" style:font-weight-complex="normal"/>
    </style:style>
    <style:style style:name="ce3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Champ_20_de_20_la_20_table_20_dynamique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Coin_20_de_20_la_20_table_20_dynamique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Valeur_20_de_20_la_20_table_20_dynamiq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Valeur_20_de_20_la_20_table_20_dynamiq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Valeur_20_de_20_la_20_table_20_dynamiq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Résultat_20_de_20_la_20_table_20_dynamique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manually_coded_activ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anual_code</text:p>
          </table:table-cell>
        </table:table-row>
        <table:table-row table:style-name="ro1">
          <table:table-cell office:value-type="string" calcext:value-type="string">
            <text:p>Mathematik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strono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Mathematik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ussi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Mathématici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c_lang</text:p>
          </table:table-cell>
        </table:table-row>
        <table:table-row table:style-name="ro1">
          <table:table-cell office:value-type="string" calcext:value-type="string">
            <text:p>Theolo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Professe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écrit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mathématici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tal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strono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Philosop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Medizin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domain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regroupement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rz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Jesu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consulté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vain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strono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Univ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ND-Grundbestand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raduit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Jésui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hysik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Rekt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ranz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giste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Jen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édec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Studium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uch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'Université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VD-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Pfarr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nach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Universität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Verf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hilosoph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ri</text:p>
          </table:table-cell>
        </table:table-row>
        <table:table-row table:style-name="ro1">
          <table:table-cell office:value-type="string" calcext:value-type="string">
            <text:p>Mediz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Theolog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Humani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a</text:p>
          </table:table-cell>
        </table:table-row>
        <table:table-row table:style-name="ro1">
          <table:table-cell office:value-type="string" calcext:value-type="string">
            <text:p>Dicht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ma</text:p>
          </table:table-cell>
        </table:table-row>
        <table:table-row table:style-name="ro1">
          <table:table-cell office:value-type="string" calcext:value-type="string">
            <text:p>Memb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trolo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trol</text:p>
          </table:table-cell>
        </table:table-row>
        <table:table-row table:style-name="ro1">
          <table:table-cell office:value-type="string" calcext:value-type="string">
            <text:p>philosoph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Naturwissenschaftl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Soh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alenderschrei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trol</text:p>
          </table:table-cell>
        </table:table-row>
        <table:table-row table:style-name="ro1">
          <table:table-cell office:value-type="string" calcext:value-type="string">
            <text:p>l'Académi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rançai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héologi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itglie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rchitek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chi</text:p>
          </table:table-cell>
        </table:table-row>
        <table:table-row table:style-name="ro1">
          <table:table-cell office:value-type="string" calcext:value-type="string">
            <text:p>professe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sei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hysi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Maschine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BL-Retro-Titeldate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erknuepf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artograp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Schriftstell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ma</text:p>
          </table:table-cell>
        </table:table-row>
        <table:table-row table:style-name="ro1">
          <table:table-cell office:value-type="string" calcext:value-type="string">
            <text:p>Niederlän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stronom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ürnber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ui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tdorf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önigsber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hysici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Historik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isto</text:p>
          </table:table-cell>
        </table:table-row>
        <table:table-row table:style-name="ro1">
          <table:table-cell office:value-type="string" calcext:value-type="string">
            <text:p>Philolo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c_lan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ve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ymnasiu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ienc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éde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Geograp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médec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théolog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pät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l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irkungsor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eit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elehr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Poè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iak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ohan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reifswal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k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ci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umanis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uma</text:p>
          </table:table-cell>
        </table:table-row>
        <table:table-row table:style-name="ro1">
          <table:table-cell office:value-type="string" calcext:value-type="string">
            <text:p>théolog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Predig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chweiz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spond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bur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ädago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Physic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Stadtphysik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studiert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kademi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ich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oè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astrolog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trol</text:p>
          </table:table-cell>
        </table:table-row>
        <table:table-row table:style-name="ro1">
          <table:table-cell office:value-type="string" calcext:value-type="string">
            <text:p>allem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'astronom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ingénie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ge</text:p>
          </table:table-cell>
        </table:table-row>
        <table:table-row table:style-name="ro1">
          <table:table-cell office:value-type="string" calcext:value-type="string">
            <text:p>1960-196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ibarz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istor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</text:p>
          </table:table-cell>
        </table:table-row>
        <table:table-row table:style-name="ro1">
          <table:table-cell office:value-type="string" calcext:value-type="string">
            <text:p>lettr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the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llèg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du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olog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rfur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éograp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Straßbur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istori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sto</text:p>
          </table:table-cell>
        </table:table-row>
        <table:table-row table:style-name="ro1">
          <table:table-cell office:value-type="string" calcext:value-type="string">
            <text:p>Ingeni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g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kultä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rti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wur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chenmeis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at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turforsc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Brud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génie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ge</text:p>
          </table:table-cell>
        </table:table-row>
        <table:table-row table:style-name="ro1">
          <table:table-cell office:value-type="string" calcext:value-type="string">
            <text:p>unt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eistlic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l'université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rtograp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teu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i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l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rtograp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Superintend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Schwei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wi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n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issenschaf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Écriva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Doc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g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raveu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int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architec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chi</text:p>
          </table:table-cell>
        </table:table-row>
        <table:table-row table:style-name="ro1">
          <table:table-cell office:value-type="string" calcext:value-type="string">
            <text:p>Verfass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in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eor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strolog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trol</text:p>
          </table:table-cell>
        </table:table-row>
        <table:table-row table:style-name="ro1">
          <table:table-cell office:value-type="string" calcext:value-type="string">
            <text:p>Écriv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Franzö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rk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fond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Écri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prachen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nc_lang</text:p>
          </table:table-cell>
        </table:table-row>
        <table:table-row table:style-name="ro1">
          <table:table-cell office:value-type="string" calcext:value-type="string">
            <text:p>Doz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Od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or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g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ischo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ni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hr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rache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nc_lang</text:p>
          </table:table-cell>
        </table:table-row>
        <table:table-row table:style-name="ro1">
          <table:table-cell office:value-type="string" calcext:value-type="string">
            <text:p>Architec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chi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>
          <table:table-cell office:value-type="string" calcext:value-type="string">
            <text:p>Ar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v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a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D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äti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thematiklehr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Friedric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ien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associé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ied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ibliothek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i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reslau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zi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ciet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fr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ri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niversalgelehr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Lebensdat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i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Po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Geburtsor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aturalis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te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üb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i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bliothe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upp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rst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i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upferstec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thématiq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utsch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urc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glai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ocht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ssion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ri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Übersetz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ograph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Müns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format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zu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hematisch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ssocié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pa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ch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öl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sp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talian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uslehr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dtarz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y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omponi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enst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hrift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i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écu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üric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lleg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nac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m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uteur/Tit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r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erheirat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lhel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ndr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junk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ssionnai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ürgermeis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llè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mb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tersbur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hilolog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ilolog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'Espag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édit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alienisch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uletz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b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eichn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manis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ristop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seig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thi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golstad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g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cic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l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è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hann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k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ct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ttératur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do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ürnberg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chich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ückkeh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rzo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seig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tanis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uvrag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siktheoretik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l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itai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è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bräis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venienzmerkm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rfin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sher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h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nnov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penhag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hetori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ilosophisch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anzösisch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ançai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physi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rientali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intrit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ellschaf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y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hefra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nsistorialr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y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rra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édec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éc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squ'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efahr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smograp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è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mé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setzu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'hébre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'hébre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brai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l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orlesung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Égale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ublizi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minica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umeis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chitekturtheoreti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éorici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rch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ste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emi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imis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Écriva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'histoi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u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gdalen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â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ederländisc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uthéri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ave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ulpfort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edi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thematikprofess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in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litäringenie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uf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gdebur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adtsch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uva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'Accademi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ité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ine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eralsuperintend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eo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spek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rolin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mi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'u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fpredig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hrfac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tani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éométr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ovann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ymnasialprofess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ici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smograph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̈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ientalis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cte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nrek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tt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épubl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lyhis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in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rzog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hys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bé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ome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ris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movi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seu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öw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iserlich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oyage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tani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oning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éerlanda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matrikuli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écriva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oot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ra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rek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tifica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éomè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neb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dinier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hreib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h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önc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hétoriq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unäch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ivatgelehr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rnoull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inzenerzie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turwissenschaft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k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eoretisch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rè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eorolo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int-Pétersbour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sess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rrek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rausgeb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kola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rdin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rkunftsor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ufma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trizi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rr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burtsjah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m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enta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î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chschullehr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argé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t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ie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ecq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bor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el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philolo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lmütz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öni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öhm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'ouvra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phiqu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ano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édica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brech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nediktin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usi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chimis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voi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for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rthelo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én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ldhau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formier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tharin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ven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in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ar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b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schichtsschreib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werp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mi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dina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v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'histo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ustad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leg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bor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chitekt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ulmeis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ula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Öster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ünst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vang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c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seudony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gl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rzbischo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rie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mograp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desschu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ematic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ssina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ris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oachi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önigsberg/Preuß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r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bliothéca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ogra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wiegersoh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ronomisc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len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im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iechis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roa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ésui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ilologi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uc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èc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cob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ess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rkun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is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ivatdoz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rg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dol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ienkirc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ymnasialpro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tomi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ze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othe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lilé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Évêq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atsman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i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c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übe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-Rek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irat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rnan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rufu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ürst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sto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oning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heirat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v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è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s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i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ronomiqu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au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veli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dolp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'éloque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nd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tur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u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èc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ina-Mission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énérau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aratif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rbeor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äs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enbu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u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uglei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lling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z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a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grün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ematik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rthol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t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änemar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ossbritanni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trech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dat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ün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turphilosop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ruf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ientali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'Observato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llan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ciété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chéolog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intel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ancisca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k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rtig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ak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tori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opoldin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wei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itterakademi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esuitenord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uis-le-Gra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évoc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'Éd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ean-Baptis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rlang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ssla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énér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Üb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ccol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dentitä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ssombro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nezi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bassad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gist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uvern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eli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t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cr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ie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è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ak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l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ldher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ieden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t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'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dovi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u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og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ta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schließe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chevê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ap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u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inika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eslau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hè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sche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̈hm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amm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q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a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écoratif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nsttheoret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s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gelehr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her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ulp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v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rembe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lstad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hau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assbu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éform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m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èm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lè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o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oeuv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écialis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storb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seign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vir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écep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t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cultis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sotéris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ograp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apsycholog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hedr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deuten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en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ulp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wähl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h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reibleh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dizinstud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ra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enewi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ian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va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e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nr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ren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̈nigsbe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ldschmi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on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ä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u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seudony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u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oranesc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astrono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thédr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dit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rah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teli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kan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bekan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rolog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schu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predi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ograph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n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hrm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in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labor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lu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édic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achimsth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lanchth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lri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lg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amatur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ances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ientifiq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bin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rk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iothè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arab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igin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u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iè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ande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ürst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g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hän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è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rnel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éfor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it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duc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gidiengymnas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ürgerrech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xt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e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di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e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los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tlas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b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önigsberg/Ostpreuß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erpfar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k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ç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tér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hrstuh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üns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adju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de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oren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lè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kretä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en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ndi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ç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cup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ädagog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ürstli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iqu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i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ronom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ientif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vail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osoph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i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gal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u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ô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dè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lit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"Benedet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tis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nd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rim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tsmitgli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be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leusin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erb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mat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ühr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cè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guis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ELRAK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ankfurt/O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ymnasialrek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äpstli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hrstuh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te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erat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emati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ograp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di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leg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man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trumentenbau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alfe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dwi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li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adel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rtig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ler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chhänd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b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fastron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dtschrei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miè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non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ss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wei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zbischof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yeri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etri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xicograp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astal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viè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rfü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è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manac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squ'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é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osi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rè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kl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a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eder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beite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ß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écossa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tul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i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ematis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affhau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ip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rtru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ä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sh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ntific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és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agn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nd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uburg/Don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urü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itzs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äsid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ebha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önig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inri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ronom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s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rdina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olo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ti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dgra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psa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15-16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amat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öffentlichun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le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ientalisc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è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alis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l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gareth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éphémérid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ymnasialleh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igie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rp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htswissenscha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éri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Ord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steriu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enor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écep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édé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lla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öh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chze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e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seudonym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ae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d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ab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oyag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uchtbringend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ulrek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aph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va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ederländis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dvermess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lle/Sa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ddelbur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sikwissenschaft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pagn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liti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g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s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me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reibmeis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hanne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tru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puzi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igie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ital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do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rachwissenschaft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z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lectionn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c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acadé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s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tim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anço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il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ldungsrei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sen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rmannstad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la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è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el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an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rand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rchen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odä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imirian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matrikulie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alis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an-Domin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a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tul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te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sinate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die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artiller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fmathemat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vok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philosoph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ähre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ssenschaft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leichnami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dentis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ini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se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2006-10-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nk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iothee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élè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//opc4k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ninklijk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tg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ord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ürttemberg-Weilting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orma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uptman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umanité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ess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l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ederland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"Accadem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siocritici"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ünde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e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opoldini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tfri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ura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osoph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ichshof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mm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ronom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dent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estamp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ß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ußisch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iba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us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nz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Éco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lus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an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t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25-17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usan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lass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sui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évo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ukun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'Uppsa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schungsreise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ssen-Kass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zie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adém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farz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br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vaillé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ssionnai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lleg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'Instit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adé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dere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kobikirc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cklenburg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na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sin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ichtva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l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ünsterpredi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m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iser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li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t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schäftig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rkungsor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è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dizi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b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en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rk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setz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ehr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nna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1-1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meinsa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he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usan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i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ksmission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c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v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n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gent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y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au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san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igo&g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strit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ll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pidem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astr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gnostic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efelt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94-1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refor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ul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d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mon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cip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pistolan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ustiss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ismund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ia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a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pistol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quil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ic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elibat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t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s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bassad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ezia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vê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z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se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/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ND-M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6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verro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-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y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63-1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lmud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rand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jü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lmud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au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kr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Émil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d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rime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c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for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ar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nten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éd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v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è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he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édu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'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t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actè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naccio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g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euv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lu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g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ueill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w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wähn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er/Böh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80-1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tz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calaur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isl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vi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t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tsanwa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t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t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rom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mü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einheit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ga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̈n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̈h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h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zleisekretä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kapite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zleisekretä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ladisla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rol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graf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olog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nstschriftst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f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san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r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ol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l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z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ulg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hren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inisier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Timiri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atpre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uck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23-1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le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picaeochthum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21-1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aßbu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997-01-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kommuniz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isers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säs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gi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mponazz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II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i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gio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b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ern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ati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ic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ppoly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mpag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allur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tallur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nzegieß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zkünst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nderhei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e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undeskre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ü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itär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ü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awischstämm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wer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hö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na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cropolitan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diktin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sbu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r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severi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és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to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dolat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sconsul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ationssat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lib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Ecc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ürt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é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90-1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tmass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tmaß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70-15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rime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rckhei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risonn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norma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bbal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ur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u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m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énomè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otéris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lumb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o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und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m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mb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33-1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österre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h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önlichk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do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28-1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tste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rith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a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schni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vers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anch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Venatori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nsfo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ébraïs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iska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egri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b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an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esterre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mo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dè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go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́t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rdé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ez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ilè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́dec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utili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e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9-1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ürger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isdo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yna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rrhel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old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terzie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con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k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7-1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tmass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53-17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5-1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6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n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e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rr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and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es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gn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kespea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nwei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kreich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w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lä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9/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2-17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chtpfl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tübersetz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er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kenntni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3-17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landr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61-1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nenwe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mmbu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andt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ters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chließ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erabil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graphia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pezunt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nkho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l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jmegen/Geld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olemä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setz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mprou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21-15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ubeu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spred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l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ht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ucker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n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d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new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mp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thol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e-Bar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sign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cien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s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g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er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f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i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juda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ndre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fèv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ldschni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inschne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anchth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arbei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ch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on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ltzeital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uc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h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weiche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99-1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r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e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untreu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trau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ngerich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urtei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ta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kta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scri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u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strolo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ic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ébraï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les-lett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Écri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go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b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ga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im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c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hö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k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tel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ltie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no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zaria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atur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schne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g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̈b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e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do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lo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mo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r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bz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ke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sionä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alstäd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a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ph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kkalaure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ürger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ö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rofess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1-1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rca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-15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enburg-Neu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nd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5-15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p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3-1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3-1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brand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1-1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hari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tmeritz/Böh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6-1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ördl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ä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eibkalend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36?-1594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ous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ma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asma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nsthandwer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riv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nge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oß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for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uc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̈nge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form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rodu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uz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†15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lanchth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*1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̈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g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om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dki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to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lä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chevê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tular-Erzbisch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rona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tiqu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adju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rdi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du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éd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ccolomi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soph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Urbi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m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mma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mmai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ie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erv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al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bbal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gu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igiö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ssin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en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he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dic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en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y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/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or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liedd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D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üh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16-9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rrekturmeld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ationsz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es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e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d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wechsel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eidn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n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pern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°XV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rumentenma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̈bertri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mmai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holomäusna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-Barthéle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vin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stantis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sac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mord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tri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holomäusna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Brand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gräf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86?-1538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ßgeb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au-f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aiss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eilig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ausbild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itek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4?-1575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d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ie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orthogra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cip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Hora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thog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h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y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doz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armaze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cels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pflich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atromathema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h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histo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pfar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dersetz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7-15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hl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n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pirs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iandr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ürttem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ürttemberg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pfar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chwei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0-1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zau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ne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ist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iandr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uß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9-15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0-1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unga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pe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kultä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g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80-15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ti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z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8-1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üchtern/Osthes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inar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e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rou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nfrank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ürfür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chi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theinr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matriku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oster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en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gor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*1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†1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lei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7-1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̈r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oßbiblioth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ör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intenden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mn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7-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uenbrietz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fas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1-16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mmich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eudony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ö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ü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es=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sprovinz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chla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u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a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meliterord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n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hezeih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ligra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dagog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au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strada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instal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tell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to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dité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toni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schech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ere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ol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imil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ssenschaft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poli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lancht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s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squ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j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skn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silienr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erikareise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8-1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c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ress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mbol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ébr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uqu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tili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v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Prac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kstümli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tterprophezei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34-1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log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kennt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öffentli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tter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bern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a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hlrei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ufbeu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züchti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druck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p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3-1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S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fa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a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öben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̈ben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lek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is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aberg/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2-1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kkul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is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s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8/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r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tsgymnas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2-1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nah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5-1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brand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ic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99-1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ec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hor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c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rud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vèn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r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ouv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éoplatoni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ai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intéres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aiss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'anti-aristotéli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or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cident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publ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1-1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ly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h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ff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g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enc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llem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tsentho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hra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4/1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yptocalvin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Ingol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er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esvermess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2-1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stant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tho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trie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rz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9-1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w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yer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umün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diger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form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bräischpr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ür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ssmün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ssmünsterpfar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s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7-1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cel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3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aul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tarz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V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4-1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3-1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8-15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ha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em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ponie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istli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Bibliote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pi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Fatig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m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reni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zion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gagl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ia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ml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ciana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rumen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spetti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-1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gn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̈rsten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5-1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äch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schul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ätswes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sit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ätswes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̈dag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äc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9/1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en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ul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g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574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di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x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c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é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mprime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dinan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vangi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kfurt/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ü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endr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des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chst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égo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hrma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gvog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lzgra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4/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iusspita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bischof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v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r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ttenbe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attenthal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s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sa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itärtheore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g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erar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yfri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positio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a-Magdalena-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r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hal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gra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trä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w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oster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n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tor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iher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hr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v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a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iqué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brovn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gus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ttenst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y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lebro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chof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trinitar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ömhi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enburg-Ans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är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gra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gbern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bra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6-1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arma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zer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iellei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7-1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p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erspie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nce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er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t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ten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occ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a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ég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fürst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rtüm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ti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etat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vik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asteri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s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zeich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ast[e]rij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ctor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trag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[nno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stphali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mpel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sst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efehl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ollegi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sm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ell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r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nd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sch-physikal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üg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st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rum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ric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instru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ssenschaft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bibliothek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nzl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ê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xik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0-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pl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6-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n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khar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schmiede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lfg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-Goldschmi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zbu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695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ve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zan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xiko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nt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ranči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-1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goslaw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s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yglo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gr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aiss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ye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ye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nce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onn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3-1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ivers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o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evêque-Él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acr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n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y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4-1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ütt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brech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occa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ug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smo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N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po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cup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tend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bre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dic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ollschrei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uri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1-17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c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rsle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sa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or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Op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essiv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é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éd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endari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u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dli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qu'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z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39-16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el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onologicum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eth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Elench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vis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gli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h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antor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is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u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ns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ting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f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goriani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nv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fr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dmir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ust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C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o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r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582-16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lexand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kt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optivso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nzl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ez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cfort-sur-O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renz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chreu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kobs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öck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tens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nogra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oy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5-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ér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jour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rgi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h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tr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pernika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vin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stud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zenzi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führ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ntni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a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1-1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our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tt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1-16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co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sch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3-1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4-15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pfä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holoma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ünberg/Schles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öglicherw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*15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pfä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hofpred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b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Él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tic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schein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̈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barz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zeichn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̈w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mün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chäftig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̈rstbischöf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bischöf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s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hrhunder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t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5-16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e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pitularkano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rat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chäftig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mün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̈rz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nom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odstadt/Oberf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llmers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rs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0-1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phil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f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idien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leg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-Sulz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r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braunschwe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n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it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内阁次辅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e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anis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ertier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c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ent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字子先，号玄扈，天主教圣名保禄，明代著名科学家、政治家。官至崇祯朝礼部尚书兼文渊阁大学士、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ov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f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auwör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ck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ge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burtstjah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-Profess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chätz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̈nig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ertie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önig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thol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nandroh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ünkir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äm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ul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tterd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tholiz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au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6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qu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ertumswissenschaft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ut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neoffiz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itärpubliz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uro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hes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uchtwa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gst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t'Ag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9-1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606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gel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z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d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gnos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hrenfe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éphémér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alog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indienfa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tur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guis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ttenbefehlsha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çais-néerland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laimo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ut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1-1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rç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u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ë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ce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mbo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étoi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hémisph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l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h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h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oč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iech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tsch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po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énéz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ra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s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7-16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m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öck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bo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clen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olph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graf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mathemat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ma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rköp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̈s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köp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dkonsistor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vai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pell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m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zo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mi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reat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sim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to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mm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äckermeis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dmu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e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abe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ü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́su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adem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c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9-1630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fend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o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die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terkosk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aß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verfas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die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m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hentu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lä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rnfor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yph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ockdich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ra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r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15]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venie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han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arav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e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für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ll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[ro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wa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gsteinfu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ga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ßstabgetre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[nn]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ell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6-1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la¨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tér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rud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ziria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9-1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ilterritor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sen-Darm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sen-Butz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raf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7-16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0-1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ästerå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i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kunftsanga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ugustani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setz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ustinermön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ê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ltheolo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8-1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öb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as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ermont-Ferr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naufse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thographisch-grammat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fries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mainz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stere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lse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aul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abor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i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l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in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nt-à-Mous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eiben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en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enler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oc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illi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6-1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éolog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dak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9-1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achfor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zzeit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usord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ug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39-1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unschweig-Lüneburg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verwal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ur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si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vi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öf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äthuman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irend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sa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tholog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j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im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liy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60-1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bbi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medi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b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eune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g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ifswa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tetica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gründe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ociet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uerwer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rtenkünst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ND-on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kernför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krön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htku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9-1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gricul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ren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itai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icloped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uro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m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c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3-16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ustinerklo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5-1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ma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begrü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4-1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elwe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annis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tsgymnas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6-16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rgau/Sach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in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tan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g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O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m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don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wi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loameri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ód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30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iteñ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2/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w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in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ö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ädagog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7-16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adem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bmedic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enstet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ktizie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ede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b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tératu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enkreuze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590111" calcext:value-type="float">
            <text:p>118590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icruci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ünnhau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ʺValentin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geord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rschberg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crit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älsch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ß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ptis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ric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enku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5-1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ben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y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schwei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a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all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isg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a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npräfek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2-1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logiestu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iritual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lle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tit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ha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en/Bist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öthen/Anha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tdo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zog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holstein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0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3/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bo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4-16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̈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füßer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illingste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ufmanns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aelis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versgeho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kultä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d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p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1-16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stron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iedland/Preuß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c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til-hom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d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y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6-16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ithméti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ud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riét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hél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lloueru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"Histo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ppe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émiq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lett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l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i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zev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olog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v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eg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yalis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mphl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ctor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iss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e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1-1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rith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u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msterd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lacq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ér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efaç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f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rijdaegh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-Tijdingen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teau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n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o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ia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ebr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rimeur-libr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la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t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2-1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u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ct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riod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t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ie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th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lingshau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el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twertshau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int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ienf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m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ch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tru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ntif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99-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ut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zenhausen/Frank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tzenhusan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lo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rat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geordn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erif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celaur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asu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la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sekretä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rithmentafel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ivét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y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ém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tach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s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i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sber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ist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lus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henae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673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7-1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ê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vik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lthe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fens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pag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ri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sterziensermön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gev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ach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ster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t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abil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p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udi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s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lesw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a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r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les-Emmanu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bar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öh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rk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g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üdamerik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litärlaufba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slaute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öffentlich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liv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u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édic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wi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dic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cis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2-1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3-1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9-1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1-1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edsamk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6-1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land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er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abl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ND-On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sconsul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sprud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vi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nisch-niederlä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dtopogra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itenmission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a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pu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MC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uis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étu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uc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ado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liefer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o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entali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öze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8-1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n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ündungsmitgli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mwe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t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tra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1-1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Pon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rbo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pp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e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Oxfo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mma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d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shmole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qu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eum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chim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hef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0-16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rchite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v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mé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nd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g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v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nker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ellamo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tai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9?-1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v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oy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ere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e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b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tingu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rek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tsverwal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mb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0-1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5/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8-16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ad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t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ö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w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kla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tw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c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erbrau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r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mäh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a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r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i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dil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hä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i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s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via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repi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isma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adé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l'Ostinato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l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l'Animoso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gni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ttr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usca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pons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rd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omi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e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us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pfä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att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il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4-1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ya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n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liothéc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c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30-17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1-1710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6-17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hydrogra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itenkolle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velopp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ibu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mè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30-15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i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diktin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zutre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lie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énédict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accadem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usca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en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mmva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zie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ichts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würzhänd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er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ts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ikerdynast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üder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on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è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au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ni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zinia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5-16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sen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enmasc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olog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cha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que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Douz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-Roy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ntr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961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cali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gu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er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a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ra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ouv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enhag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mi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sp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met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ière-petit-fi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lon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ntif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8-1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Cassi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ut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t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̈t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el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prè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intend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ét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sionn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spinoz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niederlä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s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ionalbiblioth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länd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et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icartesia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zeich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kda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can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8-16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0-1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qu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tan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hiloso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h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ety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antij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ylich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ponis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Roy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yg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profess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2-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mathematic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3-1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ßenfe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Meining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gent-maj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c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onn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éronau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6-1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ko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e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o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e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g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274322" calcext:value-type="float">
            <text:p>1012274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es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dsch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atbiblioth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censi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lang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ä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os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en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Gerard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ga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lang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blet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b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önigli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c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anus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os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tra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ätsbiblioth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ngel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ünd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1-1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8-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4-16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l'Elevato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c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tudio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ak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dwörterbu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e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ggendorf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udi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grafisch-literarisch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alsu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idiak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ymnasi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abeth-Gymnsa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dalenen-Gymnas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b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lanzend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Gotha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ha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cherdilet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to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äc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b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u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atdoz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ravior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uringi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ag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Monumen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nstsamm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ltdo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9-17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ymnas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h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7-1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r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zw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kt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4-16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rckhar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3-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5-1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ban/Schles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fürstlich-säch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laus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än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es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hydrogra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seig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vign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é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ésui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è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m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spond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82406" calcext:value-type="float">
            <text:p>104382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mm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rg-Christo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rait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3-1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lständ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kan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sekommo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richt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hn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iftse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it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vér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elle-Angleter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pen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bniz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9-16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e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rrespon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d/116871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e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éomè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kannt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hrenfri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eslingswal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schirnha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ce-chance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rafschaf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isionsr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eße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zekanz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itenpa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m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7-1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ma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Kaiser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iosorum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enthal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chs-Academi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cult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vera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enhagu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sei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ema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mper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r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8-1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sna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m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diktin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ématici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las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iftstell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bnizi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nsfor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prüng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eß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lfälti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benieczi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weichen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̈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érie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5-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„Mut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op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ufman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ddiagramme“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po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11-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romo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gma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ah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the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lima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cad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rid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apoli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ésui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gnes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umenord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ansbach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entha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u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impres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s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le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chich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geschi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pil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fol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ograf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ts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mmerf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de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lley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"Accadem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é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éograph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mografica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onauti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obenma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694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ager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ng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d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ürkenkrie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stn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lleriehaupt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uk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bv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sser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le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preu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m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mm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önig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etä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nd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-17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ik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last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brä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sophiestu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8-1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-17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skolle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6-1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geschi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e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histo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enth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us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tra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o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iffbru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istli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rta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ienreise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mé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rch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oulê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?]/Kr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ärn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fug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r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Ét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9-16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s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8-1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6-17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gm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1-1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0-1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5-1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pol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ege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-1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-17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-17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m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70-1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7-1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9-1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raordin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namission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4-1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schw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bmed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del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nsbru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lwa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tt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bensjah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tz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8-1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6-16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2-1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fectionn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orta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net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gra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ouvr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or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imalcu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rma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l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32-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Thét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lée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Belléroph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Psych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49-17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i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a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y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fu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abo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lmo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9-1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-1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menho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aelis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f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4-1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érald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uptpa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ald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mber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kloster/Meck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rek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zogtü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tnag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o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40835" calcext:value-type="float">
            <text:p>104340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re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t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alien-Kabine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ünzsamml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2011-01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/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/WBIS/basicTextDocu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B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en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termi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iv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î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ar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embar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mér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um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ac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v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it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hagè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spond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n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h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moi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städt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y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othek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es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ntremo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e-Mes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è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5-1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élec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ä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ä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Kunst-Rechnungs-lieben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xtehu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etät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u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bprinz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6-1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s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4-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é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2-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4-17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6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eitigk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ß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log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56-17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an-Christo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0-17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arla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onf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et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Eracl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L'Eracle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sci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ett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l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M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0-1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s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ssand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Ser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erar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5-17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nonci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änd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ggitivo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onfolg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buna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zprie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wissenschaft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er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-1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zepräs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a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eumsdirek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delbe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n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a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o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iti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r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onn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au-frè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r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yau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d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pul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assoc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qu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"Alman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po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u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ri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nquê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oi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ai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on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-17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agn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al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he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nto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y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r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n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-Niz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mprim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pti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r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a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ll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ri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smi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ren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canico-phys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î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onent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cu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érenti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ég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o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Eu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mig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e-Bretag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rechtsle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glie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ir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buthn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cclésias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ay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lingbr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htervereinig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ribler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clésias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manc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efpart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em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seintri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us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h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an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ade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gu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zö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stel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vall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n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ud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chäftig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n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tograph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-17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halt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Real-Schul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U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'insta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m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c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é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iech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nfi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tein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ça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c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spond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grap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sca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ar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t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istotélis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atsekretä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-1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wissenschaft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äobotan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ngl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ism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gio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igö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r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srepet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ici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éâ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lsbro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gra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ib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au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8-1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te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igen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i-mê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di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is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u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l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u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is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fürst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p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enburg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i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kur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i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gleit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stenpred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österre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izi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ensprovi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ssab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uis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ind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öni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0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pferstech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chn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öppenstuh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gerich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ti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o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echn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mbe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schnittkale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aufsa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9-1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bischöf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is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oew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teche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k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iqu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date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chât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châtelo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Bibliothè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728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732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iss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Merc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ingeni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mmer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ldungsrei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-1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4-1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-17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öhe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ycloped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abilit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écial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-Zeit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vertier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mbrech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liothè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achvorles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brä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eget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sistorialassess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bild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chan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cadé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o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ci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the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nitatiskir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ent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en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i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ölkerr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wand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grif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rückberu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chsfrei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3-17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orarpr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esverwe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lffianis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erungs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mat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tsentheb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l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sta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est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aristenor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lmer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halle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vog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dris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bern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d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p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uss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stlieuten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e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g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1-17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schriftst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ä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istoxen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nge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Aesop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sc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t'Ono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gn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oc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rmomè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graph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ul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c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é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-fonda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2010-01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im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is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het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/WB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co-Chirurgic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ama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em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cler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gewand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e'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tt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apol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-1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melr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bir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schungs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ber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zog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fas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k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is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astrono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twe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ü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un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bau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n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messungsingenie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ü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üdi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it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4-1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-Weimar-Eisen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laub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log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rresponde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forsch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lonialgouvern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8-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-17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e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rschla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vec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ul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benklavi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ç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nseign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iv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de-Durla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r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Sto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y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vensand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en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tér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'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st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ttre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izierfamil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Jour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ser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burts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e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6-1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kt-Peters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ugond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d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89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servato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tabl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sid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k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hel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998-02-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iska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ienbru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ftsdo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isensch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Ökonomieaufse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ökonom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tz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chrich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tterungsku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handl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kerbaugerä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stit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struk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did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e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ulenro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r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war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nee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sit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mmerseme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iosor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genom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ßero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l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-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u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lang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hologic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itz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enburg-Ansbach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ssenschaft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chsgerich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h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etheha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dm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win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brach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üs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r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denstanduh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m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halt-Köthe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wichti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zess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ä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stru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inven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omét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Utr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rtem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dal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ccozz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val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91-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sch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bungselektrizitä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ch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ürttemberg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iegsbaukun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onenö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heb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ik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o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ösisch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k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flohe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besser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ckha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5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998-08-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39-17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f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e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é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-17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sch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sik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gr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werpunk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7-1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ph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gién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ßbritanni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ey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r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gs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ünge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nomie-Liebha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Älte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er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3-1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geri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66-1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öffelhol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rat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dwerksgerich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h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be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z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-17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eb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tungsverle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vatle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ive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t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regat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o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Artille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ö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Ec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s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nem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organis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criv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it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Micromégas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dm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ques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lo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are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34-1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7-17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elbr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ö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an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m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ak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ähr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4-1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gli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behalt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erimentalphys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bstverle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36-17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is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s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3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-conform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lik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z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mmer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-Weimar-Eisenach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zogl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lz-Zweibrück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ouvr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aldu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eu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gnols-sur-Cèz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y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été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ä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ron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o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wick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gefüh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chan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i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m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und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ösisch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histo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mphlétai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-Weimar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e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iserli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abethgymnas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ul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ngel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eronym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79-17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physic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um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ron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38-17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leh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ku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0-17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ttr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les-Jose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38-17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ane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o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ira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tel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si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ge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-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qui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co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odäs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assi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missions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fürstlich-sächsis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nergesellsc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ückwunschtex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gerhau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uti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tsgelehrsamk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sekretä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ienis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zösis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ebischenste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o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cé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tanni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3-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es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liothe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thel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ästn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teige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v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q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teigerungskatalo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getra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r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ndetv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o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estne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äst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ction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V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eberrim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DCCC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itiq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werbun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vond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tinga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vbl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pigrammat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49-1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53-1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b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li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ldhauerakade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urzel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resian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epkt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öh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e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er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61-1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b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llem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̈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ä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n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kte17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ori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35-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pe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et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od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"Vern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rair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n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5"/>
        </table:table-row>
      </table:table>
      <table:table table:name="Table dynamique_manually_coded_activities_1" table:style-name="ta1">
        <table:table-column table:style-name="co4" table:default-cell-style-name="ce4"/>
        <table:table-column table:style-name="co4" table:default-cell-style-name="ce10"/>
        <table:table-row table:style-name="ro1">
          <table:table-cell table:style-name="ce6" office:value-type="string" calcext:value-type="string">
            <text:p>manual_code</text:p>
          </table:table-cell>
          <table:table-cell table:style-name="ce8" office:value-type="string" calcext:value-type="string">
            <text:p>Compter - manual_code</text:p>
          </table:table-cell>
        </table:table-row>
        <table:table-row table:style-name="ro1">
          <table:table-cell table:style-name="ce3" office:value-type="string" calcext:value-type="string">
            <text:p>anc_lang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r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tr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_car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il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hol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11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2" office:value-type="float" office:value="103" calcext:value-type="float">
            <text:p>103</text:p>
          </table:table-cell>
        </table:table-row>
      </table:table>
      <table:named-expressions/>
      <table:database-ranges>
        <table:database-range table:name="__Anonymous_Sheet_DB__0" table:target-range-address="manually_coded_activities.A1:manually_coded_activities.C4571" table:display-filter-buttons="true"/>
      </table:database-ranges>
      <table:data-pilot-tables>
        <table:data-pilot-table table:name="DataPilot1" table:application-data="" table:target-range-address="'Table dynamique_manually_coded_activities_1'.A1:'Table dynamique_manually_coded_activities_1'.B23" table:buttons="'Table dynamique_manually_coded_activities_1'.A1" table:show-filter-button="false" table:drill-down-on-double-click="false">
          <table:source-cell-range table:cell-range-address="manually_coded_activities.C1:manually_coded_activities.C45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nual_code" table:orientation="row" table:used-hierarchy="0" table:function="auto">
            <table:data-pilot-level table:show-empty="false" calcext:repeat-item-labels="false">
              <table:data-pilot-members>
                <table:data-pilot-member table:name="anc_lang" table:display="true" table:show-details="true"/>
                <table:data-pilot-member table:name="archi" table:display="true" table:show-details="true"/>
                <table:data-pilot-member table:name="astrol" table:display="true" table:show-details="true"/>
                <table:data-pilot-member table:name="astron" table:display="true" table:show-details="true"/>
                <table:data-pilot-member table:name="cleric" table:display="true" table:show-details="true"/>
                <table:data-pilot-member table:name="huma" table:display="true" table:show-details="true"/>
                <table:data-pilot-member table:name="juri" table:display="true" table:show-details="true"/>
                <table:data-pilot-member table:name="math" table:display="true" table:show-details="true"/>
                <table:data-pilot-member table:name="med" table:display="true" table:show-details="true"/>
                <table:data-pilot-member table:name="philo" table:display="true" table:show-details="true"/>
                <table:data-pilot-member table:name="prof" table:display="true" table:show-details="true"/>
                <table:data-pilot-member table:name="scholar" table:display="true" table:show-details="true"/>
                <table:data-pilot-member table:name="theo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nual_c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5T15:11:12.584382180</dc:date>
    <dc:creator>Francesco</dc:creator>
    <meta:editing-duration>PT19M55S</meta:editing-duration>
    <meta:editing-cycles>11</meta:editing-cycles>
    <meta:generator>LibreOffice/6.0.6.2$MacOSX_X86_64 LibreOffice_project/0c292870b25a325b5ed35f6b45599d2ea4458e77</meta:generator>
    <meta:document-statistic meta:table-count="2" meta:cell-count="9292" meta:object-count="0"/>
  </office:meta>
</office:document-meta>
</file>